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>
        <style:tab-stops>
          <style:tab-stop style:position="0.1217in"/>
          <style:tab-stop style:position="0.252in"/>
          <style:tab-stop style:position="0.3736in"/>
          <style:tab-stop style:position="0.5035in"/>
          <style:tab-stop style:position="0.6165in"/>
          <style:tab-stop style:position="0.7465in"/>
          <style:tab-stop style:position="0.8772in"/>
          <style:tab-stop style:position="0.9984in"/>
        </style:tab-stops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2" style:family="paragraph" style:parent-style-name="Preformatted_20_Text">
      <style:paragraph-properties>
        <style:tab-stops>
          <style:tab-stop style:position="0.1217in"/>
          <style:tab-stop style:position="0.252in"/>
          <style:tab-stop style:position="0.3736in"/>
          <style:tab-stop style:position="0.5035in"/>
          <style:tab-stop style:position="0.6165in"/>
          <style:tab-stop style:position="0.7465in"/>
          <style:tab-stop style:position="0.8772in"/>
          <style:tab-stop style:position="0.9984in"/>
        </style:tab-stops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P3" style:family="paragraph" style:parent-style-name="Preformatted_20_Text">
      <style:paragraph-properties>
        <style:tab-stops>
          <style:tab-stop style:position="0.1217in"/>
          <style:tab-stop style:position="0.252in"/>
          <style:tab-stop style:position="0.3736in"/>
          <style:tab-stop style:position="0.5035in"/>
          <style:tab-stop style:position="0.6165in"/>
          <style:tab-stop style:position="0.7465in"/>
          <style:tab-stop style:position="0.8772in"/>
          <style:tab-stop style:position="0.9984in"/>
        </style:tab-stops>
      </style:paragraph-properties>
      <style:text-properties fo:font-size="7pt" fo:font-weight="bold" officeooo:paragraph-rsid="00217d60" style:font-size-asian="7pt" style:font-weight-asian="bold" style:font-size-complex="7pt" style:font-weight-complex="bold"/>
    </style:style>
    <style:style style:name="P4" style:family="paragraph" style:parent-style-name="Preformatted_20_Text">
      <style:paragraph-properties>
        <style:tab-stops>
          <style:tab-stop style:position="0.1217in"/>
          <style:tab-stop style:position="0.252in"/>
          <style:tab-stop style:position="0.3736in"/>
          <style:tab-stop style:position="0.5035in"/>
          <style:tab-stop style:position="0.6165in"/>
          <style:tab-stop style:position="0.7465in"/>
          <style:tab-stop style:position="0.8772in"/>
          <style:tab-stop style:position="0.9984in"/>
        </style:tab-stops>
      </style:paragraph-properties>
      <style:text-properties fo:font-size="7pt" fo:font-weight="bold" officeooo:paragraph-rsid="0025b8fd" style:font-size-asian="7pt" style:font-weight-asian="bold" style:font-size-complex="7pt" style:font-weight-complex="bold"/>
    </style:style>
    <style:style style:name="P5" style:family="paragraph" style:parent-style-name="Preformatted_20_Text">
      <style:paragraph-properties fo:break-before="page">
        <style:tab-stops>
          <style:tab-stop style:position="0.1217in"/>
          <style:tab-stop style:position="0.252in"/>
          <style:tab-stop style:position="0.3736in"/>
          <style:tab-stop style:position="0.5035in"/>
          <style:tab-stop style:position="0.6165in"/>
          <style:tab-stop style:position="0.7465in"/>
          <style:tab-stop style:position="0.8772in"/>
          <style:tab-stop style:position="0.9984in"/>
        </style:tab-stops>
      </style:paragraph-properties>
      <style:text-properties fo:font-size="7pt" fo:font-weight="bold" style:font-size-asian="7pt" style:font-weight-asian="bold" style:font-size-complex="7pt" style:font-weight-complex="bold"/>
    </style:style>
    <style:style style:name="T1" style:family="text">
      <style:text-properties officeooo:rsid="00217d6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include &lt;SDL.h&gt;</text:p>
      <text:p text:style-name="P1">#include &lt;SDL_image.h&gt;</text:p>
      <text:p text:style-name="P1">#include &lt;stdio.h&gt;</text:p>
      <text:p text:style-name="P1">#include &lt;string&gt;</text:p>
      <text:p text:style-name="P1"/>
      <text:p text:style-name="P1">const int SCREEN_WIDTH = 640;</text:p>
      <text:p text:style-name="P1">const int SCREEN_HEIGHT = 480;</text:p>
      <text:p text:style-name="P1"/>
      <text:p text:style-name="P1">class Ltexture {</text:p>
      <text:p text:style-name="P1"><text:tab/>public:</text:p>
      <text:p text:style-name="P1"><text:tab/><text:tab/>LTexture();</text:p>
      <text:p text:style-name="P1"><text:tab/><text:tab/>~LTexture();</text:p>
      <text:p text:style-name="P1"/>
      <text:p text:style-name="P1"><text:tab/><text:tab/>bool loadFromFile( std::string path );</text:p>
      <text:p text:style-name="P1"><text:tab/><text:tab/></text:p>
      <text:p text:style-name="P1"><text:tab/><text:tab/>#if defined(SDL_TTF_MAJOR_VERSION)</text:p>
      <text:p text:style-name="P1"><text:tab/><text:tab/>bool loadFromRenderedText( std::string textureText, SDL_Color textColor );</text:p>
      <text:p text:style-name="P1"><text:tab/><text:tab/>#endif</text:p>
      <text:p text:style-name="P1"/>
      <text:p text:style-name="P1"><text:tab/><text:tab/>void free();</text:p>
      <text:p text:style-name="P1"><text:tab/><text:tab/>void setColor( Uint8 red, Uint8 green, Uint8 blue );</text:p>
      <text:p text:style-name="P1"><text:tab/><text:tab/>void setBlendMode( SDL_BlendMode blending );</text:p>
      <text:p text:style-name="P1"><text:tab/><text:tab/>void setAlpha( Uint8 alpha );</text:p>
      <text:p text:style-name="P3"><text:tab/><text:tab/>void render( int x, int y, SDL_Rect* clip = NULL, double angle = 0.0, SDL_Point* center = NULL,</text:p>
      <text:p text:style-name="P3"><text:tab/><text:tab/><text:tab/><text:tab/><text:tab/><text:tab/><text:tab/><text:tab/>SDL_RendererFlip flip = SDL_FLIP_NONE );</text:p>
      <text:p text:style-name="P1"/>
      <text:p text:style-name="P1"><text:tab/><text:tab/>int getWidth();</text:p>
      <text:p text:style-name="P1"><text:tab/><text:tab/>int getHeight();</text:p>
      <text:p text:style-name="P1"/>
      <text:p text:style-name="P1"><text:tab/>private:</text:p>
      <text:p text:style-name="P1"><text:tab/><text:tab/>SDL_Texture* mTexture;</text:p>
      <text:p text:style-name="P1"><text:tab/><text:tab/>int mWidth;</text:p>
      <text:p text:style-name="P1"><text:tab/><text:tab/>int mHeight; };</text:p>
      <text:p text:style-name="P1"/>
      <text:p text:style-name="P1">class Dot {</text:p>
      <text:p text:style-name="P1"><text:s text:c="4"/>public:</text:p>
      <text:p text:style-name="P1"><text:tab/><text:tab/>static const int DOT_WIDTH = 20;</text:p>
      <text:p text:style-name="P1"><text:tab/><text:tab/>static const int DOT_HEIGHT = 20;</text:p>
      <text:p text:style-name="P1"><text:tab/><text:tab/>static const int DOT_VEL = 10;</text:p>
      <text:p text:style-name="P1"/>
      <text:p text:style-name="P1"><text:tab/><text:tab/>Dot();</text:p>
      <text:p text:style-name="P1"/>
      <text:p text:style-name="P1"><text:tab/><text:tab/>void handleEvent( SDL_Event&amp; e );</text:p>
      <text:p text:style-name="P1"><text:tab/><text:tab/>void move();</text:p>
      <text:p text:style-name="P1"><text:tab/><text:tab/>void render();</text:p>
      <text:p text:style-name="P1"/>
      <text:p text:style-name="P1"><text:s text:c="4"/>private:</text:p>
      <text:p text:style-name="P1"><text:tab/><text:tab/>int mPosX, mPosY;</text:p>
      <text:p text:style-name="P1"><text:tab/><text:tab/>int mVelX, mVelY; };</text:p>
      <text:p text:style-name="P1"/>
      <text:p text:style-name="P1">bool init();</text:p>
      <text:p text:style-name="P1">bool loadMedia();</text:p>
      <text:p text:style-name="P1">void close();</text:p>
      <text:p text:style-name="P1"/>
      <text:p text:style-name="P1">SDL_Window* gWindow = NULL;</text:p>
      <text:p text:style-name="P1">SDL_Renderer* gRenderer = NULL;</text:p>
      <text:p text:style-name="P1"/>
      <text:p text:style-name="P1">LTexture gDotTexture;</text:p>
      <text:p text:style-name="P1">LTexture gBGTexture;</text:p>
      <text:p text:style-name="P1"/>
      <text:p text:style-name="P1">Ltexture::Ltexture() {</text:p>
      <text:p text:style-name="P1"><text:tab/>mTexture = NULL;</text:p>
      <text:p text:style-name="P1"><text:tab/>mWidth = 0;</text:p>
      <text:p text:style-name="P1"><text:tab/>mHeight = 0; }</text:p>
      <text:p text:style-name="P1"/>
      <text:p text:style-name="P1">Ltexture::~LTexture() {</text:p>
      <text:p text:style-name="P1"><text:tab/>//Deallocate</text:p>
      <text:p text:style-name="P1"><text:tab/>free(); }</text:p>
      <text:p text:style-name="P1"/>
      <text:p text:style-name="P1">bool LTexture::loadFromFile( std::string path ) {</text:p>
      <text:p text:style-name="P1"><text:tab/>free();</text:p>
      <text:p text:style-name="P1"/>
      <text:p text:style-name="P1"><text:tab/>SDL_Texture* newTexture = NULL;</text:p>
      <text:p text:style-name="P1"/>
      <text:p text:style-name="P1"><text:tab/>SDL_Surface* loadedSurface = IMG_Load( path.c_str() );</text:p>
      <text:p text:style-name="P1"><text:tab/>if( loadedSurface == NULL ) {</text:p>
      <text:p text:style-name="P1"><text:tab/><text:tab/>printf( "Unable to load image %s! SDL_image Error: %s\n", path.c_str(), IMG_GetError() ); <text:span text:style-name="T1">}</text:span></text:p>
      <text:p text:style-name="P1"><text:tab/>else {</text:p>
      <text:p text:style-name="P1"><text:tab/><text:tab/>SDL_SetColorKey( loadedSurface, SDL_TRUE, SDL_MapRGB( loadedSurface-&gt;format, 0, 0xFF, 0xFF ) );</text:p>
      <text:p text:style-name="P1"/>
      <text:p text:style-name="P1"><text:tab/><text:tab/>newTexture = SDL_CreateTextureFromSurface( gRenderer, loadedSurface );</text:p>
      <text:p text:style-name="P1"><text:tab/><text:tab/>if( newTexture == NULL ) {</text:p>
      <text:p text:style-name="P1"><text:tab/><text:tab/><text:tab/>printf( "Unable to create texture from %s! SDL Error: %s\n", path.c_str(), SDL_GetError() ); }</text:p>
      <text:p text:style-name="P1"><text:tab/><text:tab/>else {</text:p>
      <text:p text:style-name="P1"><text:tab/><text:tab/><text:tab/>mWidth = loadedSurface-&gt;w;</text:p>
      <text:p text:style-name="P1"><text:tab/><text:tab/><text:tab/>mHeight = loadedSurface-&gt;h; }</text:p>
      <text:p text:style-name="P1"/>
      <text:p text:style-name="P1"><text:tab/><text:tab/>SDL_FreeSurface( loadedSurface ); }</text:p>
      <text:p text:style-name="P1"/>
      <text:p text:style-name="P1"><text:tab/>mTexture = newTexture;</text:p>
      <text:p text:style-name="P1"><text:soft-page-break/><text:tab/>return mTexture != NULL; }</text:p>
      <text:p text:style-name="P1"/>
      <text:p text:style-name="P1">#if defined(SDL_TTF_MAJOR_VERSION)</text:p>
      <text:p text:style-name="P1">bool LTexture::loadFromRenderedText( std::string textureText, SDL_Color textColor ) {</text:p>
      <text:p text:style-name="P1"><text:tab/>free();</text:p>
      <text:p text:style-name="P1"/>
      <text:p text:style-name="P1"><text:tab/>SDL_Surface* textSurface = TTF_RenderText_Solid( gFont, textureText.c_str(), textColor );</text:p>
      <text:p text:style-name="P1"><text:tab/>if( textSurface != NULL ) {</text:p>
      <text:p text:style-name="P1"><text:tab/><text:tab/>mTexture = SDL_CreateTextureFromSurface( gRenderer, textSurface );</text:p>
      <text:p text:style-name="P1"><text:tab/><text:tab/>if( mTexture == NULL ) {</text:p>
      <text:p text:style-name="P1"><text:tab/><text:tab/><text:tab/>printf( "Unable to create texture from rendered text! SDL Error: %s\n", SDL_GetError() ); }</text:p>
      <text:p text:style-name="P1"><text:tab/><text:tab/>else {</text:p>
      <text:p text:style-name="P1"><text:tab/><text:tab/><text:tab/>mWidth = textSurface-&gt;w;</text:p>
      <text:p text:style-name="P1"><text:tab/><text:tab/><text:tab/>mHeight = textSurface-&gt;h; }</text:p>
      <text:p text:style-name="P1"/>
      <text:p text:style-name="P1"><text:tab/><text:tab/>SDL_FreeSurface( textSurface ); }</text:p>
      <text:p text:style-name="P1"><text:tab/>else {</text:p>
      <text:p text:style-name="P1"><text:tab/><text:tab/>printf( "Unable to render text surface! SDL_ttf Error: %s\n", TTF_GetError() ); }</text:p>
      <text:p text:style-name="P1"/>
      <text:p text:style-name="P1"><text:tab/>return mTexture != NULL; }</text:p>
      <text:p text:style-name="P1">#endif</text:p>
      <text:p text:style-name="P1"/>
      <text:p text:style-name="P1">void Ltexture::free() {</text:p>
      <text:p text:style-name="P1"><text:tab/>if( mTexture != NULL ) {</text:p>
      <text:p text:style-name="P1"><text:tab/><text:tab/>SDL_DestroyTexture( mTexture );</text:p>
      <text:p text:style-name="P1"><text:tab/><text:tab/>mTexture = NULL;</text:p>
      <text:p text:style-name="P1"><text:tab/><text:tab/>mWidth = 0;</text:p>
      <text:p text:style-name="P1"><text:tab/><text:tab/>mHeight = 0; }}</text:p>
      <text:p text:style-name="P1"/>
      <text:p text:style-name="P1">void LTexture::setColor( Uint8 red, Uint8 green, Uint8 blue ) {</text:p>
      <text:p text:style-name="P1"><text:tab/>SDL_SetTextureColorMod( mTexture, red, green, blue ); }</text:p>
      <text:p text:style-name="P1"/>
      <text:p text:style-name="P1">void LTexture::setBlendMode( SDL_BlendMode blending ) {</text:p>
      <text:p text:style-name="P1"><text:tab/>SDL_SetTextureBlendMode( mTexture, blending ); }</text:p>
      <text:p text:style-name="P1"><text:tab/><text:tab/></text:p>
      <text:p text:style-name="P1">void LTexture::setAlpha( Uint8 alpha ) {</text:p>
      <text:p text:style-name="P1"><text:tab/>SDL_SetTextureAlphaMod( mTexture, alpha ); }</text:p>
      <text:p text:style-name="P1"/>
      <text:p text:style-name="P1">void LTexture::render( int x, int y, SDL_Rect* clip, double angle, SDL_Point* center, SDL_RendererFlip flip ) {</text:p>
      <text:p text:style-name="P1"><text:tab/>SDL_Rect renderQuad = { x, y, mWidth, mHeight };</text:p>
      <text:p text:style-name="P1"/>
      <text:p text:style-name="P1"><text:tab/>if( clip != NULL ) {</text:p>
      <text:p text:style-name="P1"><text:tab/><text:tab/>renderQuad.w = clip-&gt;w;</text:p>
      <text:p text:style-name="P1"><text:tab/><text:tab/>renderQuad.h = clip-&gt;h; }</text:p>
      <text:p text:style-name="P1"/>
      <text:p text:style-name="P1"><text:tab/>SDL_RenderCopyEx( gRenderer, mTexture, clip, &amp;renderQuad, angle, center, flip ); }</text:p>
      <text:p text:style-name="P1"/>
      <text:p text:style-name="P1">int Ltexture::getWidth() {</text:p>
      <text:p text:style-name="P1"><text:tab/>return mWidth; }</text:p>
      <text:p text:style-name="P1"/>
      <text:p text:style-name="P1">int Ltexture::getHeight() {</text:p>
      <text:p text:style-name="P1"><text:tab/>return mHeight; }</text:p>
      <text:p text:style-name="P1"/>
      <text:p text:style-name="P1">Dot::Dot() {</text:p>
      <text:p text:style-name="P1"><text:s text:c="4"/>mPosX = 0;</text:p>
      <text:p text:style-name="P1"><text:s text:c="4"/>mPosY = 0;</text:p>
      <text:p text:style-name="P1"/>
      <text:p text:style-name="P1"><text:s text:c="4"/>mVelX = 0;</text:p>
      <text:p text:style-name="P1"><text:s text:c="4"/>mVelY = 0; }</text:p>
      <text:p text:style-name="P1"/>
      <text:p text:style-name="P1">void Dot::handleEvent( SDL_Event&amp; e ) {</text:p>
      <text:p text:style-name="P1"><text:tab/>if( e.type == SDL_KEYDOWN &amp;&amp; e.key.repeat == 0 ) {</text:p>
      <text:p text:style-name="P1"><text:tab/><text:tab/>switch( e.key.keysym.sym ) {</text:p>
      <text:p text:style-name="P1"><text:tab/><text:tab/><text:tab/>case SDLK_UP: mVelY -= DOT_VEL; break;</text:p>
      <text:p text:style-name="P1"><text:tab/><text:tab/><text:tab/>case SDLK_DOWN: mVelY += DOT_VEL; break;</text:p>
      <text:p text:style-name="P1"><text:tab/><text:tab/><text:tab/>case SDLK_LEFT: mVelX -= DOT_VEL; break;</text:p>
      <text:p text:style-name="P1"><text:tab/><text:tab/><text:tab/>case SDLK_RIGHT: mVelX += DOT_VEL; break; }}</text:p>
      <text:p text:style-name="P1"><text:tab/>else if( e.type == SDL_KEYUP &amp;&amp; e.key.repeat == 0 ) {</text:p>
      <text:p text:style-name="P1"><text:tab/><text:tab/>switch( e.key.keysym.sym ) {</text:p>
      <text:p text:style-name="P1"><text:tab/><text:tab/><text:tab/>case SDLK_UP: mVelY += DOT_VEL; break;</text:p>
      <text:p text:style-name="P1"><text:tab/><text:tab/><text:tab/>case SDLK_DOWN: mVelY -= DOT_VEL; break;</text:p>
      <text:p text:style-name="P1"><text:tab/><text:tab/><text:tab/>case SDLK_LEFT: mVelX += DOT_VEL; break;</text:p>
      <text:p text:style-name="P1"><text:tab/><text:tab/><text:tab/>case SDLK_RIGHT: mVelX -= DOT_VEL; break; }}}</text:p>
      <text:p text:style-name="P1"/>
      <text:p text:style-name="P1">void Dot::move() {</text:p>
      <text:p text:style-name="P1"><text:tab/>mPosX += mVelX;</text:p>
      <text:p text:style-name="P1"/>
      <text:p text:style-name="P1"><text:tab/>if( ( mPosX &lt; 0 ) || ( mPosX + DOT_WIDTH &gt; SCREEN_WIDTH ) ) {</text:p>
      <text:p text:style-name="P1"><text:tab/><text:tab/>mPosX -= mVelX; }</text:p>
      <text:p text:style-name="P1"><text:tab/>mPosY += mVelY;</text:p>
      <text:p text:style-name="P1"/>
      <text:p text:style-name="P1"><text:tab/>if( ( mPosY &lt; 0 ) || ( mPosY + DOT_HEIGHT &gt; SCREEN_HEIGHT ) ) {</text:p>
      <text:p text:style-name="P1"><text:tab/><text:tab/>mPosY -= mVelY; }}</text:p>
      <text:p text:style-name="P1"/>
      <text:p text:style-name="P1">void Dot::render() {</text:p>
      <text:p text:style-name="P1"><text:tab/>gDotTexture.render( mPosX, mPosY ); }</text:p>
      <text:p text:style-name="P1"/>
      <text:p text:style-name="P5">bool init() {</text:p>
      <text:p text:style-name="P1"><text:tab/>bool success = true;</text:p>
      <text:p text:style-name="P1"/>
      <text:p text:style-name="P1"><text:tab/>if( SDL_Init( SDL_INIT_VIDEO ) &lt; 0 ) {</text:p>
      <text:p text:style-name="P1"><text:tab/><text:tab/>printf( "SDL could not initialize! SDL Error: %s\n", SDL_GetError() );</text:p>
      <text:p text:style-name="P1"><text:tab/><text:tab/>success = false; }</text:p>
      <text:p text:style-name="P1"><text:tab/>else {</text:p>
      <text:p text:style-name="P1"><text:tab/><text:tab/>if( !SDL_SetHint( SDL_HINT_RENDER_SCALE_QUALITY, "1" ) ) {</text:p>
      <text:p text:style-name="P1"><text:tab/><text:tab/><text:tab/>printf( "Warning: Linear texture filtering not enabled!" ); }</text:p>
      <text:p text:style-name="P1"/>
      <text:p text:style-name="P4"><text:tab/>gWindow = SDL_CreateWindow( "SDL Tutorial", SDL_WINDOWPOS_UNDEFINED, SDL_WINDOWPOS_UNDEFINED,</text:p>
      <text:p text:style-name="P4"><text:tab/><text:tab/><text:tab/><text:tab/><text:tab/><text:tab/><text:tab/><text:tab/><text:tab/><text:tab/>SCREEN_WIDTH, SCREEN_HEIGHT, SDL_WINDOW_SHOWN );</text:p>
      <text:p text:style-name="P1"><text:tab/>if( gWindow == NULL ) {</text:p>
      <text:p text:style-name="P1"><text:tab/><text:tab/>printf( "Window could not be created! SDL Error: %s\n", SDL_GetError() );</text:p>
      <text:p text:style-name="P1"><text:tab/><text:tab/>success = false; }</text:p>
      <text:p text:style-name="P1"><text:tab/><text:tab/>else {</text:p>
      <text:p text:style-name="P1"><text:tab/><text:tab/><text:tab/>gRenderer = SDL_CreateRenderer( gWindow, -1, SDL_RENDERER_ACCELERATED | SDL_RENDERER_PRESENTVSYNC );</text:p>
      <text:p text:style-name="P1"><text:tab/><text:tab/><text:tab/>if( gRenderer == NULL ) {</text:p>
      <text:p text:style-name="P1"><text:tab/><text:tab/><text:tab/><text:tab/>printf( "Renderer could not be created! SDL Error: %s\n", SDL_GetError() );</text:p>
      <text:p text:style-name="P1"><text:tab/><text:tab/><text:tab/><text:tab/>success = false; }</text:p>
      <text:p text:style-name="P1"><text:tab/><text:tab/><text:tab/>else {</text:p>
      <text:p text:style-name="P1"><text:tab/><text:tab/><text:tab/><text:tab/>SDL_SetRenderDrawColor( gRenderer, 0xFF, 0xFF, 0xFF, 0xFF );</text:p>
      <text:p text:style-name="P1"/>
      <text:p text:style-name="P1"><text:tab/><text:tab/><text:tab/><text:tab/>int imgFlags = IMG_INIT_PNG;</text:p>
      <text:p text:style-name="P1"><text:tab/><text:tab/><text:tab/><text:tab/>if( !( IMG_Init( imgFlags ) &amp; imgFlags ) ) {</text:p>
      <text:p text:style-name="P1"><text:tab/><text:tab/><text:tab/><text:tab/><text:tab/>printf( "SDL_image could not initialize! SDL_image Error: %s\n", IMG_GetError() );</text:p>
      <text:p text:style-name="P1"><text:tab/><text:tab/><text:tab/><text:tab/><text:tab/>success = false; }}}}</text:p>
      <text:p text:style-name="P1"/>
      <text:p text:style-name="P1"><text:tab/>return success; }</text:p>
      <text:p text:style-name="P1"/>
      <text:p text:style-name="P1">bool loadMedia() {</text:p>
      <text:p text:style-name="P1"><text:tab/>bool success = true;</text:p>
      <text:p text:style-name="P1"/>
      <text:p text:style-name="P1"><text:tab/>if( !gDotTexture.loadFromFile( "dot.bmp" ) ) {</text:p>
      <text:p text:style-name="P1"><text:tab/><text:tab/>printf( "Failed to load dot texture!\n" );</text:p>
      <text:p text:style-name="P1"><text:tab/><text:tab/>success = false; }</text:p>
      <text:p text:style-name="P1"/>
      <text:p text:style-name="P1"><text:tab/>if( !gBGTexture.loadFromFile( "bg.png" ) ) {</text:p>
      <text:p text:style-name="P1"><text:tab/><text:tab/>printf( "Failed to load background texture!\n" );</text:p>
      <text:p text:style-name="P1"><text:tab/><text:tab/>success = false; }</text:p>
      <text:p text:style-name="P1"/>
      <text:p text:style-name="P1"><text:tab/>return success; }</text:p>
      <text:p text:style-name="P1"/>
      <text:p text:style-name="P1">void close() {</text:p>
      <text:p text:style-name="P1"><text:tab/>gDotTexture.free();</text:p>
      <text:p text:style-name="P1"><text:tab/>gBGTexture.free();</text:p>
      <text:p text:style-name="P1"/>
      <text:p text:style-name="P1"><text:tab/>SDL_DestroyRenderer( gRenderer );</text:p>
      <text:p text:style-name="P1"><text:tab/>SDL_DestroyWindow( gWindow );</text:p>
      <text:p text:style-name="P1"><text:tab/>gWindow = NULL;</text:p>
      <text:p text:style-name="P1"><text:tab/>gRenderer = NULL;</text:p>
      <text:p text:style-name="P1"/>
      <text:p text:style-name="P1"><text:tab/>IMG_Quit();</text:p>
      <text:p text:style-name="P1"><text:tab/>SDL_Quit(); }</text:p>
      <text:p text:style-name="P1"/>
      <text:p text:style-name="P1">int main( int argc, char* args[] ) {</text:p>
      <text:p text:style-name="P1"><text:tab/>if( !init() ) {</text:p>
      <text:p text:style-name="P1"><text:tab/><text:tab/>printf( "Failed to initialize!\n" ); }</text:p>
      <text:p text:style-name="P1"><text:tab/>else {</text:p>
      <text:p text:style-name="P1"><text:tab/><text:tab/>if( !loadMedia() ) {</text:p>
      <text:p text:style-name="P1"><text:tab/><text:tab/><text:tab/>printf( "Failed to load media!\n" ); }</text:p>
      <text:p text:style-name="P1"><text:tab/><text:tab/>else <text:tab/>{</text:p>
      <text:p text:style-name="P1"><text:tab/><text:tab/><text:tab/>bool quit = false;</text:p>
      <text:p text:style-name="P1"><text:tab/><text:tab/><text:tab/>SDL_Event e;</text:p>
      <text:p text:style-name="P1"/>
      <text:p text:style-name="P1"><text:tab/><text:tab/><text:tab/>Dot dot;</text:p>
      <text:p text:style-name="P1"/>
      <text:p text:style-name="P1"><text:tab/><text:tab/><text:tab/>int scrollingOffset = 0;</text:p>
      <text:p text:style-name="P1"/>
      <text:p text:style-name="P1"><text:tab/><text:tab/><text:tab/>while( !quit ) {</text:p>
      <text:p text:style-name="P1"><text:tab/><text:tab/><text:tab/><text:tab/>while( SDL_PollEvent( &amp;e ) != 0 ) {</text:p>
      <text:p text:style-name="P1"><text:tab/><text:tab/><text:tab/><text:tab/><text:tab/>if( e.type == SDL_QUIT ) {</text:p>
      <text:p text:style-name="P1"><text:tab/><text:tab/><text:tab/><text:tab/><text:tab/><text:tab/>quit = true; }</text:p>
      <text:p text:style-name="P1"/>
      <text:p text:style-name="P1"><text:tab/><text:tab/><text:tab/><text:tab/><text:tab/>dot.handleEvent( e ); }</text:p>
      <text:p text:style-name="P1"/>
      <text:p text:style-name="P1"><text:tab/><text:tab/><text:tab/><text:tab/>dot.move();</text:p>
      <text:p text:style-name="P1"/>
      <text:p text:style-name="P1"><text:tab/><text:tab/><text:tab/><text:tab/>--scrollingOffset;</text:p>
      <text:p text:style-name="P1"><text:tab/><text:tab/><text:tab/><text:tab/>if( scrollingOffset &lt; -gBGTexture.getWidth() ) {</text:p>
      <text:p text:style-name="P1"><text:tab/><text:tab/><text:tab/><text:tab/><text:tab/>scrollingOffset = 0; }</text:p>
      <text:p text:style-name="P1"/>
      <text:p text:style-name="P1"><text:tab/><text:tab/><text:tab/><text:tab/>SDL_SetRenderDrawColor( gRenderer, 0xFF, 0xFF, 0xFF, 0xFF );</text:p>
      <text:p text:style-name="P1"><text:tab/><text:tab/><text:tab/><text:tab/>SDL_RenderClear( gRenderer );</text:p>
      <text:p text:style-name="P1"/>
      <text:p text:style-name="P1"><text:tab/><text:tab/><text:tab/><text:tab/>gBGTexture.render( scrollingOffset, 0 );</text:p>
      <text:p text:style-name="P1"><text:tab/><text:tab/><text:tab/><text:tab/>gBGTexture.render( scrollingOffset + gBGTexture.getWidth(), 0 );</text:p>
      <text:p text:style-name="P1"/>
      <text:p text:style-name="P5"><text:tab/><text:tab/><text:tab/><text:tab/>dot.render();</text:p>
      <text:p text:style-name="P1"/>
      <text:p text:style-name="P1"><text:tab/><text:tab/><text:tab/><text:tab/>SDL_RenderPresent( gRenderer ); }}}</text:p>
      <text:p text:style-name="P1"/>
      <text:p text:style-name="P1"><text:tab/>close();</text:p>
      <text:p text:style-name="P1"/>
      <text:p text:style-name="P1"><text:tab/>return 0; }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7in" fo:margin-right="0.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12T15:24:58.203259622</dc:date>
    <meta:editing-duration>PT19M52S</meta:editing-duration>
    <meta:editing-cycles>12</meta:editing-cycles>
    <meta:generator>LibreOffice/7.0.4.2$Linux_X86_64 LibreOffice_project/00$Build-2</meta:generator>
    <meta:document-statistic meta:table-count="0" meta:image-count="0" meta:object-count="0" meta:page-count="4" meta:paragraph-count="207" meta:word-count="955" meta:character-count="6690" meta:non-whitespace-character-count="5556"/>
  </office:meta>
</office:document-meta>
</file>